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0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0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0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0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2.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2.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2.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2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2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2.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2.4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2.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2.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2.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8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8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8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2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2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2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2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2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A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A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A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A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A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B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B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B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6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6-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6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6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3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3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3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3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5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5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5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5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6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4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C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C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C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C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C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.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.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.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.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D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D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D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D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D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4.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4.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4.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4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4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4.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4.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4.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4.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4.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4.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4.3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4.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4.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4.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E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E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E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E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E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5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8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8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8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8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8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8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8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8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8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8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8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8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4.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4.2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4.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4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4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4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4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4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4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4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4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4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4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5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5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5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5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5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5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5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5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5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5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6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6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5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5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5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5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5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7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7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7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7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7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8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8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8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8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8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I7.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I7.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I7.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I7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I7.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FI7.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FI7.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FI7.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FI7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FI7.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1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1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1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1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1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1.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1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1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4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4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41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4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4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4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4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41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4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4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4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4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G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G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G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G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G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-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-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0-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0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0-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0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0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1-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1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1-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1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1-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1-2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1-2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1-2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1-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1-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1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10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10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10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10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10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11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11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11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1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1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12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12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12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12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12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13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13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13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13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13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2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2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2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2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3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3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3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3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4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4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4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4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5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5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5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5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6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6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6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6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7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7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7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7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8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8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8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8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2.9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2.9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2.9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2.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2.9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3.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3.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3.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3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3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3.2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3.2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3.2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3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3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6-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6-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6-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6-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6-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6-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6-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6-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6-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6-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6-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6-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6-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6-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6-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6-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6-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6-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6-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6-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7.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7.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7.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7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7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7.2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7.2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7.2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7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7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7.3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7.3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7.3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7.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7.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8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8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8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8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8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9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9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9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9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19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19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19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19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.1-1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.1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.1-1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.1-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.1-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.2-1-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.2-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.2-1-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.2-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.2-1-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.3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.3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.3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.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.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.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0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0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0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0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0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3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3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3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3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3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3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3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3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3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4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4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4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4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4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9.1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9.1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9.1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9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9.1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H9.2-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H9.2-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H9.2-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H9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H9.2-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0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0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2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2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7.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7.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I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I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I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I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I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I:LVgc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I_LVgc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I:LVgc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I:LVgc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I:LVgc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608">
          <table:table-cell table:number-columns-repeated="257"/>
        </table:table-row>
        <table:table-row table:style-name="ro2" table:number-rows-repeated="58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07:26:12.1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5-02-25T07:36:11.826000000</dc:date>
    <meta:editing-duration>P9DT9H59M10S</meta:editing-duration>
    <meta:editing-cycles>8</meta:editing-cycles>
    <meta:generator>LibreOffice/24.8.4.2$Windows_x86 LibreOffice_project/bb3cfa12c7b1bf994ecc5649a80400d06cd71002</meta:generator>
    <meta:document-statistic meta:table-count="1" meta:cell-count="8316" meta:object-count="0"/>
  </office:meta>
</office:document-meta>
</file>